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87E79F88D52ED30A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C515A4D2AE58E819.png" manifest:media-type="image/png"/>
  <manifest:file-entry manifest:full-path="Pictures/10000200000003C0000002CF006FB38AF433FDC3.png" manifest:media-type="image/png"/>
  <manifest:file-entry manifest:full-path="Pictures/2000000E0000634100004A4CCD2247D4D39A5527.svm" manifest:media-type="image/x-svm"/>
  <manifest:file-entry manifest:full-path="Pictures/10000200000003C0000002CFED9D5F916A9A79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Math with Abbott and Costell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Outline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13x7=28</text:p>
              </text:list-item>
              <text:list-item>
                <text:p>Other comics who used it</text:p>
              </text:list-item>
              <text:list-item>
                <text:p>How it works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In The Navy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Abbott and Costello</text:p>
              </text:list-item>
              <text:list-item>
                <text:p>Comedy team </text:p>
              </text:list-item>
              <text:list-item>
                <text:p>“In The Navy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What Happened in the math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ultiplication error</text:p>
              </text:list-item>
              <text:list-item>
                <text:p>Valdated error via division and add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Importance of the math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y did the joke work?</text:p>
              </text:list-item>
              <text:list-item>
                <text:p>Who else did the same jo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What Happened in the math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ould also work for the following </text:p>
              </text:list-item>
              <text:list-item>
                <text:p>Who else did the same joke:</text:p>
                <text:list>
                  <text:list-item>
                    <text:p>Ma and Pa Kettle 5*14 = 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What Happened in the math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ould also work for the following number pairs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Conclusions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ood joke – other conclusions?</text:p>
              </text:list-item>
              <text:list-item>
                <text:p>Who else did the same joke:</text:p>
                <text:list>
                  <text:list-item>
                    <text:p>Ma and Pa Kettle 5*14 = 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006FB38AF433FDC3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C515A4D2AE58E819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D9D5F916A9A79FF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87E79F88D52ED30A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3:11:04.082075848</meta:creation-date>
    <meta:editing-duration>PT12M26S</meta:editing-duration>
    <meta:editing-cycles>3</meta:editing-cycles>
    <meta:generator>LibreOffice/6.0.2.1.0$Linux_X86_64 LibreOffice_project/00m0$Build-1</meta:generator>
    <dc:title>Focus</dc:title>
    <meta:initial-creator>Christopher Foley</meta:initial-creator>
    <dc:date>2018-04-09T13:23:28.749706573</dc:date>
    <dc:creator>Christopher Foley</dc:creator>
    <meta:document-statistic meta:object-count="89"/>
  </office:meta>
</office:document-meta>
</file>